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74cm" svg:y1="12.5cm" svg:x2="10.024cm" svg:y2="12.5cm">
          <text:p/>
        </draw:line>
        <draw:g>
          <draw:line draw:style-name="gr9" draw:text-style-name="P1" draw:layer="layout" svg:x1="8.75cm" svg:y1="16cm" svg:x2="10cm" svg:y2="16cm">
            <text:p/>
          </draw:line>
          <draw:frame draw:style-name="gr11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frame draw:style-name="gr12" draw:text-style-name="P6" draw:layer="layout" svg:width="1.399cm" svg:height="0.569cm" svg:x="8.625cm" svg:y="11.9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5cm" svg:y1="21.25cm" svg:x2="17.75cm" svg:y2="21.25cm">
          <text:p/>
        </draw:line>
        <draw:frame draw:style-name="gr12" draw:text-style-name="P6" draw:layer="layout" svg:width="1.399cm" svg:height="0.569cm" svg:x="16.351cm" svg:y="20.681cm">
          <draw:text-box>
            <text:p><text:span text:style-name="T4">Energy</text:span></text:p>
          </draw:text-box>
        </draw:frame>
        <draw:line draw:style-name="gr9" draw:text-style-name="P1" draw:layer="layout" svg:x1="16.512cm" svg:y1="24.75cm" svg:x2="17.762cm" svg:y2="24.75cm">
          <text:p/>
        </draw:line>
        <draw:frame draw:style-name="gr11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0" draw:text-style-name="P1" draw:layer="layout" svg:x1="17cm" svg:y1="4.5cm" svg:x2="18.25cm" svg:y2="4.5cm">
          <text:p/>
        </draw:line>
        <draw:frame draw:style-name="gr12" draw:text-style-name="P6" draw:layer="layout" svg:width="1.399cm" svg:height="0.569cm" svg:x="16.851cm" svg:y="3.931cm">
          <draw:text-box>
            <text:p><text:span text:style-name="T4">Energy</text:span></text:p>
          </draw:text-box>
        </draw:frame>
        <draw:line draw:style-name="gr9" draw:text-style-name="P1" draw:layer="layout" svg:x1="17cm" svg:y1="8cm" svg:x2="18.25cm" svg:y2="8cm">
          <text:p/>
        </draw:line>
        <draw:frame draw:style-name="gr11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1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0" draw:text-style-name="P1" draw:layer="layout" svg:x1="13.774cm" svg:y1="13cm" svg:x2="15.024cm" svg:y2="13cm">
            <text:p/>
          </draw:line>
          <draw:frame draw:style-name="gr12" draw:text-style-name="P6" draw:layer="layout" svg:width="1.399cm" svg:height="0.569cm" svg:x="13.625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1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0" draw:text-style-name="P1" draw:layer="layout" svg:x1="9.5cm" svg:y1="12.5cm" svg:x2="10.75cm" svg:y2="12.5cm">
            <text:p/>
          </draw:line>
          <draw:frame draw:style-name="gr12" draw:text-style-name="P6" draw:layer="layout" svg:width="1.399cm" svg:height="0.569cm" svg:x="9.351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4.375cm" svg:y2="21.25cm">
          <text:p/>
        </draw:line>
        <draw:line draw:style-name="gr2" draw:text-style-name="P1" draw:layer="layout" svg:x1="3.875cm" svg:y1="23.25cm" svg:x2="4.375cm" svg:y2="23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7" draw:text-style-name="P1" draw:layer="layout" svg:x1="4.5cm" svg:y1="21.25cm" svg:x2="5.75cm" svg:y2="21.25cm">
          <text:p/>
        </draw:line>
        <draw:line draw:style-name="gr2" draw:text-style-name="P1" draw:layer="layout" svg:x1="5.875cm" svg:y1="21.25cm" svg:x2="6.25cm" svg:y2="21.25cm">
          <text:p/>
        </draw:line>
        <draw:line draw:style-name="gr2" draw:text-style-name="P1" draw:layer="layout" svg:x1="5.875cm" svg:y1="23.25cm" svg:x2="6.25cm" svg:y2="23.25cm">
          <text:p/>
        </draw:line>
        <draw:line draw:style-name="gr7" draw:text-style-name="P1" draw:layer="layout" svg:x1="5.75cm" svg:y1="23.25cm" svg:x2="4.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4.63cm" svg:y="20.788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19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2.524cm" svg:y1="20.5cm" svg:x2="13.774cm" svg:y2="20.5cm">
            <text:p/>
          </draw:line>
          <draw:frame draw:style-name="gr12" draw:text-style-name="P6" draw:layer="layout" svg:width="1.399cm" svg:height="0.569cm" svg:x="12.375cm" svg:y="19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20.65cm">
          <draw:text-box>
            <text:p><text:span text:style-name="T3">i</text:span></text:p>
          </draw:text-box>
        </draw:frame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9.024cm" svg:y1="20.5cm" svg:x2="10.274cm" svg:y2="20.5cm">
            <text:p/>
          </draw:line>
          <draw:frame draw:style-name="gr12" draw:text-style-name="P6" draw:layer="layout" svg:width="1.399cm" svg:height="0.569cm" svg:x="8.875cm" svg:y="19.931cm">
            <draw:text-box>
              <text:p><text:span text:style-name="T4">Energy</text:span></text:p>
            </draw:text-box>
          </draw:frame>
        </draw:g>
      </draw:page>
      <draw:page draw:name="page8" draw:style-name="dp1" draw:master-page-name="Default">
        <draw:line draw:style-name="gr2" draw:text-style-name="P1" draw:layer="layout" svg:x1="3.875cm" svg:y1="5cm" svg:x2="4.375cm" svg:y2="5cm">
          <text:p/>
        </draw:line>
        <draw:line draw:style-name="gr2" draw:text-style-name="P1" draw:layer="layout" svg:x1="3.875cm" svg:y1="7cm" svg:x2="4.37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line draw:style-name="gr7" draw:text-style-name="P1" draw:layer="layout" svg:x1="4.5cm" svg:y1="5cm" svg:x2="5.75cm" svg:y2="5cm">
          <text:p/>
        </draw:line>
        <draw:line draw:style-name="gr2" draw:text-style-name="P1" draw:layer="layout" svg:x1="5.875cm" svg:y1="5cm" svg:x2="6.25cm" svg:y2="5cm">
          <text:p/>
        </draw:line>
        <draw:line draw:style-name="gr2" draw:text-style-name="P1" draw:layer="layout" svg:x1="5.875cm" svg:y1="7cm" svg:x2="6.25cm" svg:y2="7cm">
          <text:p/>
        </draw:line>
        <draw:line draw:style-name="gr7" draw:text-style-name="P1" draw:layer="layout" svg:x1="5.75cm" svg:y1="7cm" svg:x2="4.5cm" svg:y2="7cm">
          <text:p/>
        </draw:line>
        <draw:ellipse draw:style-name="gr8" draw:text-style-name="P4" draw:layer="layout" svg:width="0.75cm" svg:height="1cm" svg:x="4.63cm" svg:y="4.538cm" draw:kind="arc" draw:start-angle="228.8" draw:end-angle="129.47">
          <text:p/>
        </draw:ellips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7.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  <draw:g>
          <draw:line draw:style-name="gr9" draw:text-style-name="P1" draw:layer="layout" svg:x1="14.762cm" svg:y1="7.75cm" svg:x2="16.012cm" svg:y2="7.75cm">
            <text:p/>
          </draw:line>
          <draw:frame draw:style-name="gr19" draw:text-style-name="P2" draw:layer="layout" svg:width="1.455cm" svg:height="0.569cm" svg:x="14.625cm" svg:y="7.75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14.747cm" svg:y1="4.25cm" svg:x2="15.997cm" svg:y2="4.25cm">
            <text:p/>
          </draw:line>
          <draw:frame draw:style-name="gr12" draw:text-style-name="P6" draw:layer="layout" svg:width="1.399cm" svg:height="0.569cm" svg:x="14.598cm" svg:y="3.68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4.4cm">
          <draw:text-box>
            <text:p><text:span text:style-name="T3">i</text:span></text:p>
          </draw:text-box>
        </draw:frame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4.375cm" svg:y2="13cm">
          <text:p/>
        </draw:line>
        <draw:line draw:style-name="gr2" draw:text-style-name="P1" draw:layer="layout" svg:x1="3.875cm" svg:y1="15cm" svg:x2="4.37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7" draw:text-style-name="P1" draw:layer="layout" svg:x1="4.5cm" svg:y1="13cm" svg:x2="5.75cm" svg:y2="13cm">
          <text:p/>
        </draw:line>
        <draw:line draw:style-name="gr2" draw:text-style-name="P1" draw:layer="layout" svg:x1="5.875cm" svg:y1="13cm" svg:x2="6.25cm" svg:y2="13cm">
          <text:p/>
        </draw:line>
        <draw:line draw:style-name="gr2" draw:text-style-name="P1" draw:layer="layout" svg:x1="5.875cm" svg:y1="15cm" svg:x2="6.25cm" svg:y2="15cm">
          <text:p/>
        </draw:line>
        <draw:line draw:style-name="gr7" draw:text-style-name="P1" draw:layer="layout" svg:x1="5.75cm" svg:y1="15cm" svg:x2="4.5cm" svg:y2="15cm">
          <text:p/>
        </draw:line>
        <draw:ellipse draw:style-name="gr8" draw:text-style-name="P4" draw:layer="layout" svg:width="0.75cm" svg:height="1cm" svg:x="4.63cm" svg:y="12.538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5cm)" draw:kind="arc" draw:start-angle="228.8" draw:end-angle="129.47">
          <text:p/>
        </draw:ellipse>
        <draw:frame draw:style-name="gr13" draw:text-style-name="P5" draw:layer="layout" svg:width="0.595cm" svg:height="0.725cm" svg:x="4.155cm" svg:y="12.4cm">
          <draw:text-box>
            <text:p><text:span text:style-name="T3">i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4.375cm" svg:y2="21.5cm">
          <text:p/>
        </draw:line>
        <draw:line draw:style-name="gr2" draw:text-style-name="P1" draw:layer="layout" svg:x1="3.875cm" svg:y1="23.5cm" svg:x2="4.37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line draw:style-name="gr7" draw:text-style-name="P1" draw:layer="layout" svg:x1="4.5cm" svg:y1="21.5cm" svg:x2="5.75cm" svg:y2="21.5cm">
          <text:p/>
        </draw:line>
        <draw:line draw:style-name="gr2" draw:text-style-name="P1" draw:layer="layout" svg:x1="5.875cm" svg:y1="21.5cm" svg:x2="6.25cm" svg:y2="21.5cm">
          <text:p/>
        </draw:line>
        <draw:line draw:style-name="gr2" draw:text-style-name="P1" draw:layer="layout" svg:x1="5.875cm" svg:y1="23.5cm" svg:x2="6.25cm" svg:y2="23.5cm">
          <text:p/>
        </draw:line>
        <draw:line draw:style-name="gr7" draw:text-style-name="P1" draw:layer="layout" svg:x1="5.75cm" svg:y1="23.5cm" svg:x2="4.5cm" svg:y2="23.5cm">
          <text:p/>
        </draw:line>
        <draw:ellipse draw:style-name="gr8" draw:text-style-name="P4" draw:layer="layout" svg:width="0.75cm" svg:height="1cm" svg:x="4.63cm" svg:y="21.038cm" draw:kind="arc" draw:start-angle="228.8" draw:end-angle="129.47">
          <text:p/>
        </draw:ellips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24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frame draw:style-name="gr13" draw:text-style-name="P5" draw:layer="layout" svg:width="0.595cm" svg:height="0.725cm" svg:x="4.155cm" svg:y="20.9cm">
          <draw:text-box>
            <text:p><text:span text:style-name="T3">i</text:span></text:p>
          </draw:text-box>
        </draw:frame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0" draw:text-style-name="P1" draw:layer="layout" svg:x1="14.75cm" svg:y1="20.75cm" svg:x2="13.5cm" svg:y2="20.75cm">
            <text:p/>
          </draw:line>
          <draw:frame draw:style-name="gr12" draw:text-style-name="P6" draw:layer="layout" svg:width="1.399cm" svg:height="0.569cm" svg:x="13.60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4.75cm" svg:y1="24.25cm" svg:x2="13.5cm" svg:y2="24.25cm">
            <text:p/>
          </draw:line>
          <draw:frame draw:style-name="gr19" draw:text-style-name="P2" draw:layer="layout" svg:width="1.455cm" svg:height="0.569cm" svg:x="13.5cm" svg:y="24.306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6.25cm" svg:y1="20.75cm" svg:x2="15cm" svg:y2="20.75cm">
            <text:p/>
          </draw:line>
          <draw:frame draw:style-name="gr12" draw:text-style-name="P6" draw:layer="layout" svg:width="1.399cm" svg:height="0.569cm" svg:x="15.101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19" draw:text-style-name="P2" draw:layer="layout" svg:width="1.455cm" svg:height="0.569cm" svg:x="16.125cm" svg:y="24.25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6.295cm" svg:y1="8.25cm" svg:x2="15.045cm" svg:y2="8.25cm">
            <text:p/>
          </draw:line>
          <draw:frame draw:style-name="gr19" draw:text-style-name="P2" draw:layer="layout" svg:width="1.455cm" svg:height="0.569cm" svg:x="15.045cm" svg:y="8.306cm">
            <draw:text-box>
              <text:p><text:span text:style-name="T1">Wave 0</text:span></text:p>
            </draw:text-box>
          </draw:frame>
        </draw:g>
        <draw:g>
          <draw:line draw:style-name="gr10" draw:text-style-name="P1" draw:layer="layout" svg:x1="16.274cm" svg:y1="3.75cm" svg:x2="17.524cm" svg:y2="3.75cm">
            <text:p/>
          </draw:line>
          <draw:frame draw:style-name="gr12" draw:text-style-name="P6" draw:layer="layout" svg:width="1.399cm" svg:height="0.569cm" svg:x="16.125cm" svg:y="3.181cm">
            <draw:text-box>
              <text:p><text:span text:style-name="T4">Energy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</draw:page>
      <draw:page draw:name="page9" draw:style-name="dp1" draw:master-page-name="Default">
        <draw:line draw:style-name="gr2" draw:text-style-name="P1" draw:layer="layout" svg:x1="3.875cm" svg:y1="5.25cm" svg:x2="4.375cm" svg:y2="5.25cm">
          <text:p/>
        </draw:line>
        <draw:line draw:style-name="gr2" draw:text-style-name="P1" draw:layer="layout" svg:x1="3.875cm" svg:y1="7.25cm" svg:x2="4.37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line draw:style-name="gr7" draw:text-style-name="P1" draw:layer="layout" svg:x1="4.5cm" svg:y1="5.25cm" svg:x2="5.75cm" svg:y2="5.25cm">
          <text:p/>
        </draw:line>
        <draw:line draw:style-name="gr2" draw:text-style-name="P1" draw:layer="layout" svg:x1="5.875cm" svg:y1="5.25cm" svg:x2="6.25cm" svg:y2="5.25cm">
          <text:p/>
        </draw:line>
        <draw:line draw:style-name="gr2" draw:text-style-name="P1" draw:layer="layout" svg:x1="5.875cm" svg:y1="7.25cm" svg:x2="6.25cm" svg:y2="7.25cm">
          <text:p/>
        </draw:line>
        <draw:line draw:style-name="gr7" draw:text-style-name="P1" draw:layer="layout" svg:x1="5.75cm" svg:y1="7.25cm" svg:x2="4.5cm" svg:y2="7.25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4.63cm" svg:y="4.788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frame draw:style-name="gr13" draw:text-style-name="P5" draw:layer="layout" svg:width="0.595cm" svg:height="0.725cm" svg:x="4.155cm" svg:y="4.65cm">
          <draw:text-box>
            <text:p><text:span text:style-name="T3">i</text:span></text:p>
          </draw:text-box>
        </draw:frame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0" draw:text-style-name="P1" draw:layer="layout" svg:x1="9cm" svg:y1="4.5cm" svg:x2="7.75cm" svg:y2="4.5cm">
            <text:p/>
          </draw:line>
          <draw:frame draw:style-name="gr12" draw:text-style-name="P6" draw:layer="layout" svg:width="1.399cm" svg:height="0.569cm" svg:x="7.851cm" svg:y="3.93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12.5cm" svg:y1="4.5cm" svg:x2="11.25cm" svg:y2="4.5cm">
            <text:p/>
          </draw:line>
          <draw:frame draw:style-name="gr12" draw:text-style-name="P6" draw:layer="layout" svg:width="1.399cm" svg:height="0.569cm" svg:x="11.351cm" svg:y="3.9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9cm" svg:y1="8cm" svg:x2="7.75cm" svg:y2="8cm">
            <text:p/>
          </draw:line>
          <draw:frame draw:style-name="gr19" draw:text-style-name="P2" draw:layer="layout" svg:width="1.455cm" svg:height="0.569cm" svg:x="7.75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2.5cm" svg:y1="8cm" svg:x2="11.25cm" svg:y2="8cm">
            <text:p/>
          </draw:line>
          <draw:frame draw:style-name="gr19" draw:text-style-name="P2" draw:layer="layout" svg:width="1.455cm" svg:height="0.569cm" svg:x="11.25cm" svg:y="8.056cm">
            <draw:text-box>
              <text:p><text:span text:style-name="T1">Wave 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5T00:10:00.159371417</dc:date>
    <meta:editing-duration>PT3H1M42S</meta:editing-duration>
    <meta:editing-cycles>68</meta:editing-cycles>
    <meta:generator>LibreOffice/7.3.4.2$Linux_X86_64 LibreOffice_project/30$Build-2</meta:generator>
    <meta:document-statistic meta:object-count="1799"/>
  </office:meta>
</office:document-meta>
</file>